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2.5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8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62cm" fo:min-width="2.707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55cm" fo:min-width="2.809cm"/>
    </style:style>
    <style:style style:name="P1" style:family="paragraph">
      <style:paragraph-properties fo:text-align="center"/>
      <style:text-properties style:font-name="Courier 10 Pitch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Courier 10 Pitch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Courier 10 Pitch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778cm" svg:height="1.27cm" svg:x="7.395cm" svg:y="0.25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286cm" svg:height="1.778cm" svg:x="7.141cm" svg:y="2.836cm">
          <text:p text:style-name="P1"><text:span text:style-name="T1">CRUI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86cm" svg:height="1.778cm" svg:x="1.732cm" svg:y="2.921cm">
          <text:p text:style-name="P1"><text:span text:style-name="T1">TA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318cm" svg:height="1.778cm" svg:x="10.122cm" svg:y="5.715cm">
          <text:p text:style-name="P1"><text:span text:style-name="T1">CHANGING_LA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draw:line-skew="0.222cm 0.396cm" svg:x1="9.427cm" svg:y1="3.725cm" svg:x2="9.093cm" svg:y2="3.096cm" draw:start-shape="id1" draw:start-glue-point="10" draw:end-shape="id1" draw:end-glue-point="11" svg:d="M9427 3725c1104 0 921-503 561-802s-895-392-895 173" svg:viewBox="0 0 1174 1041">
          <text:p/>
        </draw:connector>
        <draw:connector draw:style-name="gr4" draw:text-style-name="P2" draw:layer="layout" draw:type="curve" svg:x1="7.475cm" svg:y1="3.096cm" svg:x2="3.684cm" svg:y2="3.181cm" draw:start-shape="id1" draw:start-glue-point="5" draw:end-shape="id2" draw:end-glue-point="11" svg:d="M7475 3096c0-1159-3791-1202-3791 85" svg:viewBox="0 0 3792 961">
          <text:p/>
        </draw:connector>
        <draw:frame draw:style-name="gr5" draw:text-style-name="P4" draw:layer="layout" svg:width="2.987cm" svg:height="0.916cm" svg:x="4.225cm" svg:y="1.343cm">
          <draw:text-box>
            <text:p text:style-name="P3"><text:span text:style-name="T2">Closest car ahead</text:span></text:p>
            <text:p text:style-name="P3"><text:span text:style-name="T2">closer than </text:span><text:span text:style-name="T3">V_PLAN</text:span></text:p>
          </draw:text-box>
        </draw:frame>
        <draw:connector draw:style-name="gr4" draw:text-style-name="P2" draw:layer="layout" draw:type="curve" svg:x1="8.284cm" svg:y1="1.524cm" svg:x2="8.284cm" svg:y2="2.836cm" draw:start-shape="id3" draw:start-glue-point="8" draw:end-shape="id1" draw:end-glue-point="4" svg:d="M8284 1524v1312" svg:viewBox="0 0 1 1313">
          <text:p/>
        </draw:connector>
        <draw:frame draw:style-name="gr6" draw:text-style-name="P4" draw:layer="layout" svg:width="3.402cm" svg:height="1.87cm" svg:x="9.844cm" svg:y="1.294cm">
          <draw:text-box>
            <text:p text:style-name="P3"><text:span text:style-name="T2">Closest car ahead</text:span></text:p>
            <text:p text:style-name="P3"><text:span text:style-name="T2">farther than </text:span><text:span text:style-name="T3">V_PLAN</text:span></text:p>
            <text:p text:style-name="P3"><text:span text:style-name="T2">and car on center lane,</text:span></text:p>
            <text:p text:style-name="P3"><text:span text:style-name="T2">or on side lane and</text:span></text:p>
            <text:p text:style-name="P3"><text:span text:style-name="T2">center lane is blocked</text:span></text:p>
          </draw:text-box>
        </draw:frame>
        <draw:connector draw:style-name="gr4" draw:text-style-name="P2" draw:layer="layout" draw:type="curve" draw:line-skew="-0.531cm" svg:x1="9.093cm" svg:y1="4.354cm" svg:x2="12.281cm" svg:y2="5.715cm" draw:start-shape="id1" draw:start-glue-point="9" draw:end-shape="id4" draw:end-glue-point="4" svg:d="M9093 4354c0 420 3188-260 3188 1361" svg:viewBox="0 0 3189 1362">
          <text:p/>
        </draw:connector>
        <draw:frame draw:style-name="gr7" draw:text-style-name="P4" draw:layer="layout" svg:width="3.309cm" svg:height="0.887cm" svg:x="10.674cm" svg:y="3.848cm">
          <draw:text-box>
            <text:p text:style-name="P3"><text:span text:style-name="T2">Currently on side lane</text:span></text:p>
            <text:p text:style-name="P3"><text:span text:style-name="T2">and center lane is free</text:span></text:p>
          </draw:text-box>
        </draw:frame>
        <draw:connector draw:style-name="gr4" draw:text-style-name="P2" draw:layer="layout" draw:type="curve" svg:x1="10.122cm" svg:y1="6.604cm" svg:x2="8.284cm" svg:y2="4.614cm" draw:start-shape="id4" draw:start-glue-point="6" draw:end-shape="id1" draw:end-glue-point="8" svg:d="M10122 6604c-1226 0-1838-663-1838-1990" svg:viewBox="0 0 1839 1991">
          <text:p/>
        </draw:connector>
        <draw:connector draw:style-name="gr4" draw:text-style-name="P2" draw:layer="layout" draw:type="curve" svg:x1="3.684cm" svg:y1="4.439cm" svg:x2="7.475cm" svg:y2="4.354cm" draw:start-shape="id2" draw:start-glue-point="9" draw:end-shape="id1" draw:end-glue-point="7" svg:d="M3684 4439c0 1161 3791 1203 3791-85" svg:viewBox="0 0 3792 962">
          <text:p/>
        </draw:connector>
        <draw:frame draw:style-name="gr5" draw:text-style-name="P4" draw:layer="layout" svg:width="3.385cm" svg:height="0.916cm" svg:x="4.053cm" svg:y="5.47cm">
          <draw:text-box>
            <text:p text:style-name="P3"><text:span text:style-name="T2">Closest car ahead</text:span></text:p>
            <text:p text:style-name="P3"><text:span text:style-name="T2">farther than </text:span><text:span text:style-name="T3">2*V_PLAN</text:span></text:p>
          </draw:text-box>
        </draw:frame>
        <draw:frame draw:style-name="gr7" draw:text-style-name="P4" draw:layer="layout" svg:width="3.309cm" svg:height="0.887cm" svg:x="7.075cm" svg:y="6.449cm">
          <draw:text-box>
            <text:p text:style-name="P3"><text:span text:style-name="T2">Closer to target lane</text:span></text:p>
            <text:p text:style-name="P3"><text:span text:style-name="T2">than source lane</text:span></text:p>
          </draw:text-box>
        </draw:frame>
        <draw:connector draw:style-name="gr4" draw:text-style-name="P2" draw:layer="layout" draw:type="curve" svg:x1="12.281cm" svg:y1="7.493cm" svg:x2="13.808cm" svg:y2="7.233cm" draw:start-shape="id4" draw:start-glue-point="8" draw:end-shape="id4" draw:end-glue-point="9" svg:d="M12281 7493c0 771 1527 901 1527-260" svg:viewBox="0 0 1528 856">
          <text:p/>
        </draw:connector>
        <draw:frame draw:style-name="gr7" draw:text-style-name="P4" draw:layer="layout" svg:width="3.309cm" svg:height="0.887cm" svg:x="11.43cm" svg:y="8.001cm">
          <draw:text-box>
            <text:p text:style-name="P3"><text:span text:style-name="T2">Closer to source lane</text:span></text:p>
            <text:p text:style-name="P3"><text:span text:style-name="T2">than target lane</text:span></text:p>
          </draw:text-box>
        </draw:frame>
        <draw:connector draw:style-name="gr4" draw:text-style-name="P2" draw:layer="layout" draw:type="curve" svg:x1="2.875cm" svg:y1="4.699cm" svg:x2="10.754cm" svg:y2="7.233cm" draw:start-shape="id2" draw:start-glue-point="8" draw:end-shape="id4" draw:end-glue-point="7" svg:d="M2875 4699c0 4962 7879 3695 7879 2534" svg:viewBox="0 0 7880 3590">
          <text:p/>
        </draw:connector>
        <draw:frame draw:style-name="gr5" draw:text-style-name="P4" draw:layer="layout" svg:width="3.131cm" svg:height="1.523cm" svg:x="0.737cm" svg:y="6.255cm">
          <draw:text-box>
            <text:p text:style-name="P3"><text:span text:style-name="T2">Car speed paired</text:span></text:p>
            <text:p text:style-name="P3"><text:span text:style-name="T2">with tailed car</text:span></text:p>
            <text:p text:style-name="P3"><text:span text:style-name="T2">and an adjacent lane</text:span></text:p>
            <text:p text:style-name="P3"><text:span text:style-name="T2">is free</text:span></text:p>
          </draw:text-box>
        </draw:frame>
        <draw:connector draw:style-name="gr4" draw:text-style-name="P2" draw:layer="layout" draw:type="curve" svg:x1="2.066cm" svg:y1="3.181cm" svg:x2="2.875cm" svg:y2="2.921cm" draw:start-shape="id2" draw:start-glue-point="5" draw:end-shape="id2" svg:d="M2066 3181c0-1159 809-1029 809-260" svg:viewBox="0 0 810 855">
          <text:p/>
        </draw:connector>
        <draw:frame draw:style-name="gr5" draw:text-style-name="P4" draw:layer="layout" svg:width="3.326cm" svg:height="1.552cm" svg:x="0.254cm" svg:y="1.07cm">
          <draw:text-box>
            <text:p text:style-name="P3"><text:span text:style-name="T2">Closest car ahead</text:span></text:p>
            <text:p text:style-name="P3"><text:span text:style-name="T2">closer than </text:span><text:span text:style-name="T3">2*V_PLAN</text:span></text:p>
            <text:p text:style-name="P3"><text:span text:style-name="T2">and adjacent lanes</text:span></text:p>
            <text:p text:style-name="P3"><text:span text:style-name="T2">are block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98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7:07:54.956946095</meta:creation-date>
    <dc:date>2017-08-01T19:16:26.106512949</dc:date>
    <meta:editing-duration>PT25M33S</meta:editing-duration>
    <meta:editing-cycles>3</meta:editing-cycles>
    <meta:generator>LibreOffice/5.2.2.2$Linux_X86_64 LibreOffice_project/20m0$Build-2</meta:generator>
    <meta:document-statistic meta:object-count="21"/>
  </office:meta>
</office:document-meta>
</file>